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6.4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92cm" fo:min-width="1.4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39cm" fo:min-width="8.18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65cm" fo:min-width="2.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41cm" fo:min-width="5.3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8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4.972cm" fo:min-width="8.112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-color="#00ff66" draw:textarea-horizontal-align="justify" draw:textarea-vertical-align="middle" draw:auto-grow-height="false" fo:min-height="1.957cm" fo:min-width="2.0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1" style:family="graphic" style:parent-style-name="standard">
      <style:graphic-properties draw:stroke="none" draw:fill-color="#ff9900" draw:textarea-horizontal-align="justify" draw:textarea-vertical-align="middle" draw:auto-grow-height="false" fo:min-height="1.956cm" fo:min-width="2.087cm"/>
      <style:paragraph-properties style:writing-mode="lr-tb"/>
    </style:style>
    <style:style style:name="gr12" style:family="graphic" style:parent-style-name="standard">
      <style:graphic-properties draw:stroke="none" draw:fill-color="#ff9900" draw:textarea-horizontal-align="justify" draw:textarea-vertical-align="middle" draw:auto-grow-height="false" fo:min-height="0.792cm" fo:min-width="2.213cm"/>
      <style:paragraph-properties style:writing-mode="lr-tb"/>
    </style:style>
    <style:style style:name="gr13" style:family="graphic" style:parent-style-name="standard">
      <style:graphic-properties draw:stroke="none" draw:fill-color="#ff9900" draw:textarea-horizontal-align="justify" draw:textarea-vertical-align="middle" draw:auto-grow-height="false" fo:min-height="1.211cm" fo:min-width="2.169cm"/>
      <style:paragraph-properties style:writing-mode="lr-tb"/>
    </style:style>
    <style:style style:name="gr14" style:family="graphic" style:parent-style-name="standard">
      <style:graphic-properties draw:stroke="none" draw:fill-color="#00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6" style:family="graphic" style:parent-style-name="standard">
      <style:graphic-properties draw:stroke="none" draw:fill-color="#ff99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0.784cm" fo:min-width="2.215cm"/>
      <style:paragraph-properties style:writing-mode="lr-tb"/>
    </style:style>
    <style:style style:name="gr18" style:family="graphic" style:parent-style-name="standard">
      <style:graphic-properties draw:stroke="none" draw:fill-color="#3399ff" draw:textarea-horizontal-align="justify" draw:textarea-vertical-align="middle" draw:auto-grow-height="false" fo:min-height="1.233cm" fo:min-width="2.165cm"/>
      <style:paragraph-properties style:writing-mode="lr-tb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1.55cm" fo:min-width="2.9cm"/>
      <style:paragraph-properties style:writing-mode="lr-tb"/>
    </style:style>
    <style:style style:name="gr22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2.605cm" fo:min-width="5.367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cm"/>
      <style:paragraph-properties style:writing-mode="lr-tb"/>
    </style:style>
    <style:style style:name="gr24" style:family="graphic" style:parent-style-name="standard">
      <style:graphic-properties draw:stroke="none" draw:fill-color="#ff0000" draw:textarea-horizontal-align="justify" draw:textarea-vertical-align="middle" draw:auto-grow-height="false" fo:min-height="0.473cm" fo:min-width="2.247cm"/>
      <style:paragraph-properties style:writing-mode="lr-tb"/>
    </style:style>
    <style:style style:name="gr25" style:family="graphic" style:parent-style-name="standard">
      <style:graphic-properties draw:stroke="none" draw:fill-color="#ff9900" draw:textarea-horizontal-align="justify" draw:textarea-vertical-align="middle" draw:auto-grow-height="false" fo:min-height="0.654cm" fo:min-width="2.2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13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0.421cm" fo:min-width="2.119cm"/>
      <style:paragraph-properties style:writing-mode="lr-tb"/>
    </style:style>
    <style:style style:name="gr30" style:family="graphic" style:parent-style-name="standard">
      <style:graphic-properties draw:stroke="none" draw:fill-color="#3399ff" draw:textarea-horizontal-align="justify" draw:textarea-vertical-align="middle" draw:auto-grow-height="false" fo:min-height="0.301cm" fo:min-width="2.267cm"/>
      <style:paragraph-properties style:writing-mode="lr-tb"/>
    </style:style>
    <style:style style:name="gr31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1.973cm" fo:min-width="6.735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34" style:family="graphic" style:parent-style-name="standard">
      <style:graphic-properties draw:stroke="none" draw:fill-color="#ff9900" draw:textarea-horizontal-align="justify" draw:textarea-vertical-align="middle" draw:auto-grow-height="false" fo:min-height="0.421cm" fo:min-width="2.119cm"/>
      <style:paragraph-properties style:writing-mode="lr-tb"/>
    </style:style>
    <style:style style:name="gr35" style:family="graphic" style:parent-style-name="standard">
      <style:graphic-properties draw:stroke="none" draw:fill-color="#3399ff" draw:textarea-horizontal-align="justify" draw:textarea-vertical-align="middle" draw:auto-grow-height="false" fo:min-height="0.421cm" fo:min-width="2.119cm"/>
      <style:paragraph-properties style:writing-mode="lr-tb"/>
    </style:style>
    <style:style style:name="gr36" style:family="graphic" style:parent-style-name="standard">
      <style:graphic-properties draw:stroke="none" draw:fill-color="#a1467e" draw:textarea-horizontal-align="justify" draw:textarea-vertical-align="middle" draw:auto-grow-height="false" fo:min-height="0.421cm" fo:min-width="2.128cm"/>
      <style:paragraph-properties style:writing-mode="lr-tb"/>
    </style:style>
    <style:style style:name="gr37" style:family="graphic" style:parent-style-name="standard">
      <style:graphic-properties draw:stroke="none" draw:fill-color="#ff5429" draw:textarea-horizontal-align="justify" draw:textarea-vertical-align="middle" draw:auto-grow-height="false" fo:min-height="0.421cm" fo:min-width="2.1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ff66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ff9900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9900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-color="#ff9900"/>
      <style:paragraph-properties fo:text-align="center"/>
      <style:text-properties fo:font-size="8pt" style:font-size-asian="9pt" style:font-size-complex="9pt"/>
    </style:style>
    <style:style style:name="P12" style:family="paragraph">
      <loext:graphic-properties draw:fill-color="#00ff66"/>
      <style:paragraph-properties fo:text-align="center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9900"/>
      <style:paragraph-properties fo:text-align="center"/>
    </style:style>
    <style:style style:name="P15" style:family="paragraph">
      <loext:graphic-properties draw:fill-color="#ff0000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3399ff"/>
      <style:paragraph-properties fo:text-align="center"/>
      <style:text-properties fo:font-size="8pt" style:font-size-asian="6pt" style:font-size-complex="6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3399ff"/>
      <style:paragraph-properties fo:text-align="center"/>
    </style:style>
    <style:style style:name="P19" style:family="paragraph">
      <loext:graphic-properties draw:fill-color="#333333"/>
      <style:paragraph-properties fo:text-align="center"/>
      <style:text-properties fo:font-size="11pt" style:font-size-asian="11pt" style:font-size-complex="11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2pt"/>
    </style:style>
    <style:style style:name="P22" style:family="paragraph">
      <loext:graphic-properties draw:fill-color="#3399ff"/>
      <style:paragraph-properties fo:text-align="center"/>
      <style:text-properties fo:font-size="6pt" style:font-size-asian="6pt" style:font-size-complex="6pt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-color="#a1467e"/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-color="#ff5429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pt" style:font-size-asian="9pt" style:font-size-complex="9pt"/>
    </style:style>
    <style:style style:name="T7" style:family="text">
      <style:text-properties fo:font-size="8pt"/>
    </style:style>
    <style:style style:name="T8" style:family="text">
      <style:text-properties fo:font-size="8pt" style:font-size-asian="6pt" style:font-size-complex="6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947cm" svg:height="2.8cm" svg:x="3.41cm" svg:y="4.2cm">
          <text:p text:style-name="P1"><text:span text:style-name="T1">Script Shell</text:span><text:span text:style-name="T1"><text:line-break/></text:span><text:span text:style-name="T1"/></text:p>
          <text:p text:style-name="P1"><text:span text:style-name="T2">1 – Vérification compilation C</text:span></text:p>
          <text:p text:style-name="P1"><text:span text:style-name="T2">2 – Pour chaque type de donnée choisi (cf. Les </text:span><text:span text:style-name="T2">params)</text:span></text:p>
          <text:p text:style-name="P1"><text:span text:style-name="T2">a) Filtrer les données dans fichier tmp</text:span></text:p>
          <text:p text:style-name="P1"><text:span text:style-name="T2">b) Appeler le programme C</text:span></text:p>
          <text:p text:style-name="P1"><text:span text:style-name="T2">c) Vérifier que tout s’est bien passé</text:span></text:p>
          <text:p text:style-name="P1"><text:span text:style-name="T2">d) Générer le graphiqu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62cm" svg:height="2.642cm" svg:x="1.864cm" svg:y="1.287cm">
          <text:p text:style-name="P1"><text:span text:style-name="T1">Fichier</text:span></text:p>
          <text:p text:style-name="P1"><text:span text:style-name="T1">Donné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8.684cm" svg:height="2.889cm" svg:x="17.84cm" svg:y="8.846cm">
          <text:p text:style-name="P1"><text:span text:style-name="T1">Programme C</text:span></text:p>
          <text:p text:style-name="P1"><text:span text:style-name="T1"/></text:p>
          <text:p text:style-name="P1"><text:span text:style-name="T2">1 – Le script trie les données en fonction du mode choisi</text:span></text:p>
          <text:p text:style-name="P1"><text:span text:style-name="T2">2 – Un fois les données trié, les écrits dans le fichier de </text:span><text:span text:style-name="T2">sorti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65cm" svg:height="2.115cm" svg:x="14.173cm" svg:y="6.408cm">
          <text:p text:style-name="P1"><text:span text:style-name="T1">Fichier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.85cm" svg:height="1.691cm" svg:x="20.481cm" svg:y="3.703cm">
          <text:p text:style-name="P1"><text:span text:style-name="T1">G</text:span><text:span text:style-name="T1">n</text:span><text:span text:style-name="T1">u</text:span><text:span text:style-name="T1">P</text:span><text:span text:style-name="T1">l</text:span><text:span text:style-name="T1">o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2.845cm" svg:y1="3.929cm" svg:x2="3.41cm" svg:y2="5.6cm" draw:start-shape="id1" draw:end-shape="id2" draw:end-glue-point="3" svg:d="M2845 3929c0 1114 188 1671 565 1671" svg:viewBox="0 0 566 1672">
          <text:p/>
        </draw:connector>
        <draw:connector draw:style-name="gr6" draw:text-style-name="P4" draw:layer="layout" draw:type="curve" draw:line-skew="0.212cm 1.273cm" svg:x1="6.883cm" svg:y1="7cm" svg:x2="14.173cm" svg:y2="7.465cm" draw:start-shape="id2" draw:start-glue-point="2" draw:end-shape="id3" draw:end-glue-point="3" svg:d="M6883 7000c0 1069 3327 891 4912 740s1426-275 2378-275" svg:viewBox="0 0 7291 855">
          <text:p/>
        </draw:connector>
        <draw:connector draw:style-name="gr6" draw:text-style-name="P4" draw:layer="layout" draw:type="curve" svg:x1="22.182cm" svg:y1="8.846cm" svg:x2="16.823cm" svg:y2="7.465cm" draw:start-shape="id4" draw:start-glue-point="0" draw:end-shape="id3" draw:end-glue-point="1" svg:d="M22182 8846c0-921-1786-1381-5359-1381" svg:viewBox="0 0 5360 1382">
          <text:p/>
        </draw:connector>
        <draw:connector draw:style-name="gr6" draw:text-style-name="P4" draw:layer="layout" draw:type="curve" svg:x1="10.357cm" svg:y1="5.6cm" svg:x2="20.481cm" svg:y2="4.548cm" draw:start-shape="id2" draw:start-glue-point="1" draw:end-shape="id5" draw:end-glue-point="3" svg:d="M10357 5600c7593 0 2531-1052 10124-1052" svg:viewBox="0 0 10125 1053">
          <text:p/>
        </draw:connector>
        <draw:frame draw:style-name="gr7" draw:text-style-name="P5" draw:layer="layout" svg:width="1.788cm" svg:height="1.205cm" svg:x="1.012cm" svg:y="3.926cm">
          <draw:text-box>
            <text:p><text:span text:style-name="T3">Passé en </text:span><text:span text:style-name="T3">paramètre</text:span><text:span text:style-name="T3"><text:line-break/></text:span><text:span text:style-name="T3">via -f</text:span></text:p>
          </draw:text-box>
        </draw:frame>
        <draw:custom-shape draw:style-name="gr8" draw:text-style-name="P6" xml:id="id6" draw:id="id6" draw:layer="layout" svg:width="9.214cm" svg:height="5.824cm" svg:x="1.586cm" svg:y="8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825cm" svg:height="2.445cm" svg:x="1.775cm" svg:y="9.355cm">
          <text:p text:style-name="P1"><text:span text:style-name="T2">Type </text:span><text:span text:style-name="T2">de </text:span><text:span text:style-name="T2">donn</text:span><text:span text:style-name="T2">ée</text:span></text:p>
          <text:p text:style-name="P1"><text:span text:style-name="T2">- </text:span><text:span text:style-name="T2">Temp</text:span><text:span text:style-name="T2">ératu</text:span><text:span text:style-name="T2">re (-</text:span><text:span text:style-name="T2">t&lt;mo</text:span><text:span text:style-name="T2">de&gt;)</text:span></text:p>
          <text:p text:style-name="P1"><text:span text:style-name="T2">-</text:span><text:span text:style-name="T2">Pres</text:span><text:span text:style-name="T2">sion </text:span><text:span text:style-name="T2">Atmo</text:span><text:span text:style-name="T2">s. (-</text:span><text:span text:style-name="T2">p&lt;m</text:span><text:span text:style-name="T2">ode&gt;</text:span><text:span text:style-name="T2">)</text:span></text:p>
          <text:p text:style-name="P1"><text:span text:style-name="T2">-Vent </text:span><text:span text:style-name="T2">(-w)</text:span></text:p>
          <text:p text:style-name="P1"><text:span text:style-name="T2">-</text:span><text:span text:style-name="T2">Haut</text:span><text:span text:style-name="T2">eur (-</text:span><text:span text:style-name="T2">h)</text:span></text:p>
          <text:p text:style-name="P1"><text:span text:style-name="T2">-</text:span><text:span text:style-name="T2">Humi</text:span><text:span text:style-name="T2">dité </text:span><text:span text:style-name="T2">(-m)</text:span></text:p>
          <text:p text:style-name="P1"><text:span text:style-name="T2"/></text:p>
          <text:p text:style-name="P1"><text:span text:style-name="T2">Le </text:span><text:span text:style-name="T2">mode </text:span><text:span text:style-name="T2">corre</text:span><text:span text:style-name="T2">spon</text:span><text:span text:style-name="T2">d au</text:span><text:span text:style-name="T2"><text:line-break/></text:span><text:span text:style-name="T2">différ</text:span><text:span text:style-name="T2">ent </text:span><text:span text:style-name="T2">diagr</text:span><text:span text:style-name="T2">amm</text:span><text:span text:style-name="T2">e </text:span><text:span text:style-name="T2">(nom</text:span><text:span text:style-name="T2">bre</text:span><text:span text:style-name="T2"><text:line-break/></text:span><text:span text:style-name="T2">de 1 </text:span><text:span text:style-name="T2">à 3, </text:span><text:span text:style-name="T2">cf. </text:span><text:span text:style-name="T2">Diagr</text:span><text:span text:style-name="T2">a. </text:span><text:span text:style-name="T2">GnuP</text:span><text:span text:style-name="T2">lo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5.364cm" svg:height="1.199cm" svg:x="3.896cm" svg:y="8.5cm">
          <draw:text-box>
            <text:p><text:span text:style-name="T4">Les paramètres (shell)</text:span></text:p>
          </draw:text-box>
        </draw:frame>
        <draw:custom-shape draw:style-name="gr11" draw:text-style-name="P9" draw:layer="layout" svg:width="2.825cm" svg:height="2.444cm" svg:x="4.89cm" svg:y="9.356cm">
          <text:p text:style-name="P1"><text:span text:style-name="T2">Restriction géographique</text:span></text:p>
          <text:p text:style-name="P1"><text:span text:style-name="T2">- France métro. (-F)</text:span></text:p>
          <text:p text:style-name="P1"><text:span text:style-name="T2">-Guyanne (-G)</text:span></text:p>
          <text:p text:style-name="P1"><text:span text:style-name="T2">- St-Pierre et Miquelon (-S)</text:span></text:p>
          <text:p text:style-name="P1"><text:span text:style-name="T2">- Antilles (-A)</text:span></text:p>
          <text:p text:style-name="P1"><text:span text:style-name="T2">- Océan Indien (-O)</text:span></text:p>
          <text:p text:style-name="P1"><text:span text:style-name="T2">- Antartique (-Q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825cm" svg:height="1.154cm" svg:x="1.776cm" svg:y="12cm">
          <text:p text:style-name="P1"><text:span text:style-name="T5">Restriction </text:span><text:span text:style-name="T5">temporel</text:span></text:p>
          <text:p text:style-name="P1"><text:span text:style-name="T5">-d &lt;min&gt; </text:span><text:span text:style-name="T5">&lt;max&gt;</text:span></text:p>
          <text:p text:style-name="P1"><text:span text:style-name="T5">(format : YYY-</text:span><text:span text:style-name="T5">MM-D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825cm" svg:height="1.617cm" svg:x="7.891cm" svg:y="9.383cm">
          <text:p text:style-name="P1"><text:span text:style-name="T6">Type de tri</text:span></text:p>
          <text:p text:style-name="P1"><text:span text:style-name="T6">--tab</text:span></text:p>
          <text:p text:style-name="P1"><text:span text:style-name="T6">--ABR</text:span></text:p>
          <text:p text:style-name="P1"><text:span text:style-name="T6">--AVL (défau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draw:line-skew="0.373cm" svg:x1="1.586cm" svg:y1="11.488cm" svg:x2="3.41cm" svg:y2="5.6cm" draw:start-shape="id6" draw:end-shape="id2" draw:end-glue-point="3" svg:d="M1586 11488c-217 0-1129-5888 1824-5888" svg:viewBox="0 0 2128 5889">
          <text:p/>
        </draw:connector>
        <draw:custom-shape draw:style-name="gr14" draw:text-style-name="P12" draw:layer="layout" svg:width="0.3cm" svg:height="0.3cm" svg:x="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2.568cm" svg:height="0.569cm" svg:x="2.332cm" svg:y="13.268cm">
          <draw:text-box>
            <text:p><text:span text:style-name="T7">Au minimum 1</text:span></text:p>
          </draw:text-box>
        </draw:frame>
        <draw:custom-shape draw:style-name="gr16" draw:text-style-name="P14" draw:layer="layout" svg:width="0.3cm" svg:height="0.3cm" svg:x="2.2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2.568cm" svg:height="0.569cm" svg:x="2.332cm" svg:y="13.668cm">
          <draw:text-box>
            <text:p><text:span text:style-name="T7">Au maximum 1</text:span></text:p>
          </draw:text-box>
        </draw:frame>
        <draw:custom-shape draw:style-name="gr17" draw:text-style-name="P15" draw:layer="layout" svg:width="2.825cm" svg:height="1.144cm" svg:x="4.9cm" svg:y="12.056cm">
          <text:p text:style-name="P1"><text:span text:style-name="T2">Chemin du fichier</text:span></text:p>
          <text:p text:style-name="P1"><text:span text:style-name="T2">-f &lt;chemin vers le fichier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825cm" svg:height="1.643cm" svg:x="7.9cm" svg:y="11.5cm">
          <text:p text:style-name="P1"><text:span text:style-name="T8">Affichage de l’aide</text:span></text:p>
          <text:p text:style-name="P1"><text:span text:style-name="T8">--help</text:span></text:p>
          <text:p text:style-name="P1"><text:span text:style-name="T8">(Desactive tout autre</text:span></text:p>
          <text:p text:style-name="P1"><text:span text:style-name="T8">paramèt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0.3cm" svg:height="0.3cm" svg:x="4.9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2.568cm" svg:height="0.569cm" svg:x="5.032cm" svg:y="13.269cm">
          <draw:text-box>
            <text:p><text:span text:style-name="T7">Obligatoire</text:span></text:p>
          </draw:text-box>
        </draw:frame>
        <draw:custom-shape draw:style-name="gr20" draw:text-style-name="P18" draw:layer="layout" svg:width="0.3cm" svg:height="0.3cm" svg:x="4.9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2.568cm" svg:height="0.569cm" svg:x="5.032cm" svg:y="13.67cm">
          <draw:text-box>
            <text:p><text:span text:style-name="T7">Optionnel</text:span></text:p>
          </draw:text-box>
        </draw:frame>
        <draw:custom-shape draw:style-name="gr21" draw:text-style-name="P19" xml:id="id7" draw:id="id7" draw:layer="layout" svg:width="3.4cm" svg:height="1.8cm" svg:x="6.2cm" svg:y="1.3cm">
          <text:p text:style-name="P1"><text:span text:style-name="T9">Affichage de l’aide</text:span><text:span text:style-name="T9"><text:line-break/></text:span><text:span text:style-name="T9">si paramètre –help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6.883cm" svg:y1="4.2cm" svg:x2="7.9cm" svg:y2="3.1cm" draw:start-shape="id2" draw:start-glue-point="0" draw:end-shape="id7" svg:d="M6883 4200c0-825 1017-275 1017-1100" svg:viewBox="0 0 1018 1101">
          <text:p/>
        </draw:connector>
        <draw:connector draw:style-name="gr6" draw:text-style-name="P4" draw:layer="layout" draw:type="curve" svg:x1="15.498cm" svg:y1="8.523cm" svg:x2="17.84cm" svg:y2="10.29cm" draw:start-shape="id3" draw:start-glue-point="2" draw:end-shape="id4" draw:end-glue-point="3" svg:d="M15498 8523c0 1178 780 1767 2342 1767" svg:viewBox="0 0 2343 1768">
          <text:p/>
        </draw:connector>
        <draw:connector draw:style-name="gr6" draw:text-style-name="P4" draw:layer="layout" draw:type="curve" svg:x1="15.498cm" svg:y1="6.408cm" svg:x2="20.481cm" svg:y2="4.548cm" draw:start-shape="id3" draw:start-glue-point="0" draw:end-shape="id5" draw:end-glue-point="3" svg:d="M15498 6408c0-1240 1661-1860 4983-1860" svg:viewBox="0 0 4984 1861">
          <text:p/>
        </draw:connector>
        <draw:custom-shape draw:style-name="gr22" draw:text-style-name="P6" xml:id="id8" draw:id="id8" draw:layer="layout" svg:width="6.213cm" svg:height="3.201cm" svg:x="11.387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1" draw:layer="layout" svg:width="4.2cm" svg:height="0.674cm" svg:x="12.3cm" svg:y="11.216cm">
          <draw:text-box>
            <text:p text:style-name="P20"><text:span text:style-name="T4">Les paramètres (C)</text:span></text:p>
          </draw:text-box>
        </draw:frame>
        <draw:custom-shape draw:style-name="gr24" draw:text-style-name="P15" draw:layer="layout" svg:width="2.825cm" svg:height="0.801cm" svg:x="11.609cm" svg:y="12.8cm">
          <text:p text:style-name="P1"><text:span text:style-name="T2">Chemin du fichier d’entrée :</text:span></text:p>
          <text:p text:style-name="P1"><text:span text:style-name="T2">-f &lt;chemin vers le fichier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2.825cm" svg:height="1cm" svg:x="14.6cm" svg:y="12.6cm">
          <text:p text:style-name="P1"><text:span text:style-name="T2">Type de tri:</text:span></text:p>
          <text:p text:style-name="P1"><text:span text:style-name="T2">--avl</text:span></text:p>
          <text:p text:style-name="P1"><text:span text:style-name="T2">--abr</text:span></text:p>
          <text:p text:style-name="P1"><text:span text:style-name="T2">--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0.3cm" svg:height="0.3cm" svg:x="11.5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2.568cm" svg:height="0.569cm" svg:x="11.632cm" svg:y="13.704cm">
          <draw:text-box>
            <text:p><text:span text:style-name="T7">Obligatoire</text:span></text:p>
          </draw:text-box>
        </draw:frame>
        <draw:custom-shape draw:style-name="gr16" draw:text-style-name="P14" draw:layer="layout" svg:width="0.3cm" svg:height="0.3cm" svg:x="15.4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2.268cm" svg:height="0.535cm" svg:x="15.532cm" svg:y="13.72cm">
          <draw:text-box>
            <text:p><text:span text:style-name="T7">Exactement 1</text:span></text:p>
          </draw:text-box>
        </draw:frame>
        <draw:connector draw:style-name="gr6" draw:text-style-name="P4" draw:layer="layout" draw:type="curve" svg:x1="14.493cm" svg:y1="11.2cm" svg:x2="17.84cm" svg:y2="10.29cm" draw:start-shape="id8" draw:end-shape="id4" draw:end-glue-point="3" svg:d="M14493 11200c0-607 1115-910 3347-910" svg:viewBox="0 0 3348 911">
          <text:p/>
        </draw:connector>
        <draw:path draw:style-name="gr27" draw:text-style-name="P4" draw:layer="layout" svg:width="10.956cm" svg:height="3.301cm" svg:x="6.883cm" svg:y="7cm" svg:viewBox="0 0 10957 3302" svg:d="M0 0c0 636 1192 889 2900 854 1200 100 3917 2646 8057 2436">
          <text:p/>
        </draw:path>
        <draw:custom-shape draw:style-name="gr22" draw:text-style-name="P6" xml:id="id10" draw:id="id10" draw:layer="layout" svg:width="6.213cm" svg:height="3.201cm" svg:x="11.587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5.7cm" svg:height="0.674cm" svg:x="11.887cm" svg:y="1.216cm">
          <draw:text-box>
            <text:p text:style-name="P20"><text:span text:style-name="T4">Les diagrames (GnuPlot)</text:span></text:p>
          </draw:text-box>
        </draw:frame>
        <draw:custom-shape draw:style-name="gr29" draw:text-style-name="P15" draw:layer="layout" svg:width="2.691cm" svg:height="0.743cm" svg:x="11.809cm" svg:y="1.857cm">
          <text:p text:style-name="P1"><text:span text:style-name="T2">Barres d’erreur (mode 1) :</text:span></text:p>
          <text:p text:style-name="P1"><text:span text:style-name="T2">-t1 et -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2.825cm" svg:height="0.801cm" svg:x="11.609cm" svg:y="11.9cm">
          <text:p text:style-name="P1"><text:span text:style-name="T2">Chemin du fichier de sortie :</text:span></text:p>
          <text:p text:style-name="P1"><text:span text:style-name="T2">-o &lt;chemin vers le fichier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825cm" svg:height="0.609cm" svg:x="14.6cm" svg:y="11.891cm">
          <text:p text:style-name="P1"><text:span text:style-name="T2">Sens de tri inversé</text:span></text:p>
          <text:p text:style-name="P1"><text:span text:style-name="T2">-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0.3cm" svg:height="0.3cm" svg:x="13.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768cm" svg:height="0.569cm" svg:x="13.532cm" svg:y="13.722cm">
          <draw:text-box>
            <text:p><text:span text:style-name="T7">Optionnel</text:span></text:p>
          </draw:text-box>
        </draw:frame>
        <draw:custom-shape draw:style-name="gr31" draw:text-style-name="P6" xml:id="id9" draw:id="id9" draw:layer="layout" svg:width="7.513cm" svg:height="2.501cm" svg:x="18.887cm" svg:y="12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1" draw:layer="layout" svg:width="5.2cm" svg:height="0.674cm" svg:x="19.8cm" svg:y="12.226cm">
          <draw:text-box>
            <text:p text:style-name="P20"><text:span text:style-name="T4">Les valeurs de sortie (C)</text:span></text:p>
          </draw:text-box>
        </draw:frame>
        <draw:frame draw:style-name="gr33" draw:text-style-name="P5" draw:layer="layout" svg:width="7.3cm" svg:height="1.955cm" svg:x="19cm" svg:y="12.8cm">
          <draw:text-box>
            <text:p text:style-name="P23"><text:span text:style-name="T3">- 0 : Tous c’est bien passé, les données on été trié comme demandé</text:span></text:p>
            <text:p text:style-name="P23"><text:span text:style-name="T3">- 1 : Erreur avec les paramètres</text:span></text:p>
            <text:p text:style-name="P23"><text:span text:style-name="T3">- 2 : Erreur avec le fichier de sortie (écriture) impossible pas exemple</text:span></text:p>
            <text:p text:style-name="P23"><text:span text:style-name="T3">- 3 : Tout autre erreur interne</text:span></text:p>
          </draw:text-box>
        </draw:frame>
        <draw:connector draw:style-name="gr6" draw:text-style-name="P4" draw:layer="layout" draw:type="curve" svg:x1="22.182cm" svg:y1="11.735cm" svg:x2="22.643cm" svg:y2="12.199cm" draw:start-shape="id4" draw:start-glue-point="2" draw:end-shape="id9" draw:end-glue-point="0" svg:d="M22182 11735c0 334 461 103 461 464" svg:viewBox="0 0 462 465">
          <text:p/>
        </draw:connector>
        <draw:custom-shape draw:style-name="gr34" draw:text-style-name="P9" draw:layer="layout" svg:width="2.691cm" svg:height="0.743cm" svg:x="11.809cm" svg:y="2.658cm">
          <text:p text:style-name="P1"><text:span text:style-name="T2">ligne simple (mode 2) :</text:span></text:p>
          <text:p text:style-name="P1"><text:span text:style-name="T2">-t2 et -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2" draw:layer="layout" svg:width="2.691cm" svg:height="0.743cm" svg:x="11.809cm" svg:y="3.458cm">
          <text:p text:style-name="P1"><text:span text:style-name="T2">multi-lignes (mode 3) :</text:span></text:p>
          <text:p text:style-name="P1"><text:span text:style-name="T2">-t3 et -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draw:layer="layout" svg:width="2.7cm" svg:height="0.743cm" svg:x="14.9cm" svg:y="1.858cm">
          <text:p text:style-name="P1"><text:span text:style-name="T2">Vecteurs :</text:span></text:p>
          <text:p text:style-name="P1"><text:span text:style-name="T2">-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2.7cm" svg:height="0.743cm" svg:x="14.901cm" svg:y="2.658cm">
          <text:p text:style-name="P1"><text:span text:style-name="T2">Carte interpolée et colorée:</text:span></text:p>
          <text:p text:style-name="P1"><text:span text:style-name="T2">-h et -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7.8cm" svg:y1="2.8cm" svg:x2="20.481cm" svg:y2="4.548cm" draw:start-shape="id10" draw:start-glue-point="1" draw:end-shape="id5" draw:end-glue-point="3" svg:d="M17800 2800c2023 0 683 1748 2681 1748" svg:viewBox="0 0 2682 17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9:19:27.261627412</meta:creation-date>
    <dc:date>2022-12-19T17:02:04.046643746</dc:date>
    <meta:editing-duration>PT52M18S</meta:editing-duration>
    <meta:editing-cycles>5</meta:editing-cycles>
    <meta:generator>LibreOffice/7.4.3.2$Linux_X86_64 LibreOffice_project/40$Build-2</meta:generator>
    <meta:document-statistic meta:object-count="57"/>
  </office:meta>
</office:document-meta>
</file>